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216.34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206.11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FN32ROV-1.6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Number of Pin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IFI_LED_WHITE_0402</text:p>
          </table:table-cell>
          <table:table-cell office:value-type="string" calcext:value-type="string">
            <text:p>XZBWR68F5MAV-3</text:p>
          </table:table-cell>
          <table:table-cell office:value-type="string" calcext:value-type="string">
            <text:p>SunLED</text:p>
          </table:table-cell>
          <table:table-cell office:value-type="string" calcext:value-type="string">
            <text:p>https://www.sunledusa.com/products/spec/XZBWR68F5MAV-3.pd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T_LED_BLUE_0402</text:p>
          </table:table-cell>
          <table:table-cell office:value-type="string" calcext:value-type="string">
            <text:p>LB QH9G-N1OO-35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https://dammedia.osram.info/media/resource/hires/osram-dam-2494390/LB%20QH9G.pd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IO_LED_ORANGE_0402</text:p>
          </table:table-cell>
          <table:table-cell office:value-type="string" calcext:value-type="string">
            <text:p>SML-P12DTT86R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https://d1d2qsbl8m0m72.cloudfront.net/en/products/databook/datasheet/opto/led/chip_mono/sml-p1-e.pd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ESD5Z5.0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ttps://www.onsemi.com/pub/Collateral/ESD5Z2.5T1-D.PD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ESD5Z5.0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ttps://www.onsemi.com/pub/Collateral/ESD5Z2.5T1-D.PD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ESD5Z5.0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ttps://www.onsemi.com/pub/Collateral/ESD5Z2.5T1-D.PD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Nexperia</text:p>
          </table:table-cell>
          <table:table-cell office:value-type="string" calcext:value-type="string">
            <text:p>https://assets.nexperia.com/documents/data-sheet/PMEG2010ER.pd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Nexperia</text:p>
          </table:table-cell>
          <table:table-cell office:value-type="string" calcext:value-type="string">
            <text:p>https://assets.nexperia.com/documents/data-sheet/PMEG2010ER.pd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7-745288-2</text:p>
          </table:table-cell>
          <table:table-cell table:style-name="ce2" office:value-type="string" calcext:value-type="string">
            <text:p>SIO Plug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 MicroUSB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http://portal.fciconnect.com/Comergent//fci/drawing/10118194.pdf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AT60-202-2031</text:p>
          </table:table-cell>
          <table:table-cell table:style-name="ce2" office:value-type="string" calcext:value-type="string">
            <text:p>SIO Receptacle Large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DM3D-SF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http://datasheets.diptrace.com/con_memory_cards/e60900232.pdf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EMH3FHAT2R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https://d1d2qsbl8m0m72.cloudfront.net/en/products/databook/datasheet/discrete/transistor/digital/emh3fha-e.pdf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MP2035U-7</text:p>
          </table:table-cell>
          <table:table-cell office:value-type="string" calcext:value-type="string">
            <text:p>DMP2035U PChan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http://www.mouser.com/ds/2/115/DMP2035U-464735.pdf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DMG2302U</text:p>
          </table:table-cell>
          <table:table-cell office:value-type="string" calcext:value-type="string">
            <text:p>DMG2302U NChan</text:p>
          </table:table-cell>
          <table:table-cell office:value-type="string" calcext:value-type="string">
            <text:p>Diodes In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ButtonB</text:p>
          </table:table-cell>
          <table:table-cell office:value-type="string" calcext:value-type="string">
            <text:p>SKHHLQA010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https://tech.alpsalpine.com/prod/e/pdf/tact/snapin/skhh/skhh.pdf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afe Reset</text:p>
          </table:table-cell>
          <table:table-cell office:value-type="string" calcext:value-type="string">
            <text:p>SKHHLQA010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https://tech.alpsalpine.com/prod/e/pdf/tact/snapin/skhh/skhh.pdf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Hard Reset</text:p>
          </table:table-cell>
          <table:table-cell table:style-name="ce2" office:value-type="string" calcext:value-type="string">
            <text:p>4mm Snap Dome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uttonA</text:p>
          </table:table-cell>
          <table:table-cell office:value-type="string" calcext:value-type="string">
            <text:p>SKHHLQA010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https://tech.alpsalpine.com/prod/e/pdf/tact/snapin/skhh/skhh.pdf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2" office:value-type="string" calcext:value-type="string">
            <text:p>EG1213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https://www.mouser.com/datasheet/2/140/ESCH_S_A0005350660_1-2548076.pdf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P1</text:p>
          </table:table-cell>
          <table:table-cell table:style-name="ce2" office:value-type="string" calcext:value-type="string">
            <text:p>TMS</text:p>
          </table:table-cell>
          <table:table-cell table:style-name="ce2" office:value-type="string" calcext:value-type="string">
            <text:p>TESTPOINT SMD 1.25mm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P2</text:p>
          </table:table-cell>
          <table:table-cell table:style-name="ce2" office:value-type="string" calcext:value-type="string">
            <text:p>TCK</text:p>
          </table:table-cell>
          <table:table-cell table:style-name="ce2" office:value-type="string" calcext:value-type="string">
            <text:p>TESTPOINT SMD 1.25mm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P3</text:p>
          </table:table-cell>
          <table:table-cell table:style-name="ce2" office:value-type="string" calcext:value-type="string">
            <text:p>TDI</text:p>
          </table:table-cell>
          <table:table-cell table:style-name="ce2" office:value-type="string" calcext:value-type="string">
            <text:p>TESTPOINT SMD 1.25mm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P4</text:p>
          </table:table-cell>
          <table:table-cell table:style-name="ce2" office:value-type="string" calcext:value-type="string">
            <text:p>TDO</text:p>
          </table:table-cell>
          <table:table-cell table:style-name="ce2" office:value-type="string" calcext:value-type="string">
            <text:p>TESTPOINT SMD 1.25mm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213DH2864PH3Q0</text:p>
          </table:table-cell>
          <table:table-cell office:value-type="string" calcext:value-type="string">
            <text:p>ESP32-WROVER-8MB-PSRAM-16MB-FLASH</text:p>
          </table:table-cell>
          <table:table-cell office:value-type="string" calcext:value-type="string">
            <text:p>Espressif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CP2102N-QFN24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SN74LS07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i.com/lit/ds/sdls021d/sdls021d.pdf?ts=160255125500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SN74LS07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i.com/lit/ds/sdls021d/sdls021d.pdf?ts=160255125500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XC6220B331MR</text:p>
          </table:table-cell>
          <table:table-cell office:value-type="string" calcext:value-type="string">
            <text:p>XC6210</text:p>
          </table:table-cell>
          <table:table-cell office:value-type="string" calcext:value-type="string">
            <text:p>Torex</text:p>
          </table:table-cell>
          <table:table-cell office:value-type="string" calcext:value-type="string">
            <text:p>https://media.digikey.com/pdf/Data%20Sheets/Torex/XC6220.pdf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float" office:value="258" calcext:value-type="float">
            <text:p>25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9-16T17:53:05.950100515</dc:date>
    <meta:editing-duration>PT17M46S</meta:editing-duration>
    <meta:editing-cycles>6</meta:editing-cycles>
    <meta:document-statistic meta:table-count="1" meta:cell-count="298" meta:object-count="0"/>
  </office:meta>
</office:document-meta>
</file>